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9pt" style:font-size-asian="9pt" style:font-size-complex="9pt"/>
    </style:style>
    <style:style style:name="P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4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P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Без_20_интервала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0.25cm"/>
        </style:tab-stops>
      </style:paragraph-properties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Без_20_интервала">
      <style:paragraph-properties fo:margin-left="0cm" fo:margin-right="0cm" fo:text-indent="0cm" style:auto-text-indent="false" fo:break-before="page">
        <style:tab-stops>
          <style:tab-stop style:position="0.25cm"/>
        </style:tab-stops>
      </style:paragraph-properties>
    </style:style>
    <style:style style:name="P8" style:family="paragraph" style:parent-style-name="Без_20_интервала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0.25cm"/>
        </style:tab-stops>
      </style:paragraph-properties>
      <style:text-properties fo:font-size="16pt" fo:font-weight="bold" style:font-name-asian="Times New Roman" style:font-size-asian="14pt" style:font-weight-asian="bold" style:font-size-complex="16pt" style:font-weight-complex="bold"/>
    </style:style>
    <style:style style:name="P9" style:family="paragraph" style:parent-style-name="Без_20_интервала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0.25cm"/>
        </style:tab-stops>
      </style:paragraph-properties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P10" style:family="paragraph" style:parent-style-name="Без_20_интервала" style:list-style-name="L1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P11" style:family="paragraph" style:parent-style-name="Без_20_интервала">
      <style:paragraph-properties fo:margin-left="0.501cm" fo:margin-right="0cm" fo:text-indent="0.25cm" style:auto-text-indent="false">
        <style:tab-stops>
          <style:tab-stop style:position="0.25cm"/>
        </style:tab-stops>
      </style:paragraph-properties>
      <style:text-properties fo:font-size="9pt" style:font-size-asian="9pt" style:font-size-complex="9pt"/>
    </style:style>
    <style:style style:name="P12" style:family="paragraph" style:parent-style-name="Без_20_интервала">
      <style:paragraph-properties fo:margin-left="0.501cm" fo:margin-right="0cm" fo:text-indent="0.25cm" style:auto-text-indent="false">
        <style:tab-stops>
          <style:tab-stop style:position="0.25cm"/>
        </style:tab-stops>
      </style:paragraph-properties>
      <style:text-properties style:font-name="Courier New" fo:font-size="9pt" style:font-size-asian="9pt" style:font-name-complex="Courier New" style:font-size-complex="9pt"/>
    </style:style>
    <style:style style:name="P13" style:family="paragraph" style:parent-style-name="Без_20_интервала">
      <style:paragraph-properties fo:margin-left="1cm" fo:margin-right="0cm" fo:text-indent="0.25cm" style:auto-text-indent="false">
        <style:tab-stops>
          <style:tab-stop style:position="0.25cm"/>
        </style:tab-stops>
      </style:paragraph-properties>
      <style:text-properties style:font-name="Courier New" fo:font-size="9pt" style:font-size-asian="9pt" style:font-name-complex="Courier New" style:font-size-complex="9pt"/>
    </style:style>
    <style:style style:name="P1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16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17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style:font-size-asian="9pt" style:font-name-complex="Courier New" style:font-size-complex="9pt"/>
    </style:style>
    <style:style style:name="P1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fo:language="en" fo:country="US" style:font-name-complex="Courier New"/>
    </style:style>
    <style:style style:name="T4" style:family="text">
      <style:text-properties style:font-name="Courier New" fo:language="en" fo:country="US" style:font-name-asian="Courier New" style:font-name-complex="Courier New"/>
    </style:style>
    <style:style style:name="T5" style:family="text">
      <style:text-properties fo:color="#000000" style:font-name="Courier New" fo:font-weight="normal" fo:background-color="#ffffff" style:font-name-asian="Courier New" style:font-weight-asian="normal" style:font-name-complex="Courier New" style:font-weight-complex="normal"/>
    </style:style>
    <style:style style:name="T6" style:family="text">
      <style:text-properties fo:color="#000000" style:font-name="Courier New" fo:font-weight="normal" fo:background-color="#ffffff" style:font-name-asian="Times New Roman" style:font-weight-asian="normal" style:font-name-complex="Courier New" style:font-weight-complex="normal"/>
    </style:style>
    <style:style style:name="T7" style:family="text">
      <style:text-properties fo:color="#000000" style:font-name="Courier New" style:font-name-complex="Courier New"/>
    </style:style>
    <style:style style:name="T8" style:family="text">
      <style:text-properties fo:color="#000000" style:font-name="Courier New" style:font-name-asian="Courier New" style:font-name-complex="Courier New"/>
    </style:style>
    <style:style style:name="T9" style:family="text">
      <style:text-properties fo:color="#000000" style:font-name="Courier New" fo:language="en" fo:country="US" style:font-name-asian="Courier New" style:font-name-complex="Courier New"/>
    </style:style>
    <style:style style:name="T10" style:family="text">
      <style:text-properties fo:color="#000000" style:font-name="Courier New" fo:language="en" fo:country="US" style:font-name-complex="Courier New"/>
    </style:style>
    <style:style style:name="T11" style:family="text">
      <style:text-properties fo:color="#000000" style:font-name="Courier New" fo:font-size="10pt" style:font-size-asian="10pt" style:font-name-complex="Courier New" style:font-size-complex="10pt"/>
    </style:style>
    <style:style style:name="T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14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Courier New"/>
    </style:style>
    <style:style style:name="T17" style:family="text">
      <style:text-properties fo:color="#222222" style:font-name="Times New Roman" fo:font-size="12pt" fo:font-weight="normal" fo:background-color="#ffffff" style:font-name-asian="Times New Roman" style:font-size-asian="12pt" style:font-weight-asian="normal" style:font-name-complex="Times New Roman" style:font-size-complex="12pt" style:font-weight-complex="normal"/>
    </style:style>
    <style:style style:name="T18" style:family="text">
      <style:text-properties fo:color="#222222" style:font-name="Times New Roman" fo:font-size="12pt" fo:font-weight="bold" fo:background-color="#ffffff" style:font-name-asian="Times New Roman" style:font-size-asian="12pt" style:font-weight-asian="bold" style:font-name-complex="Times New Roman" style:font-size-complex="12pt" style:font-weight-complex="bold"/>
    </style:style>
    <style:style style:name="T19" style:family="text">
      <style:text-properties style:font-name-complex="Courier New"/>
    </style:style>
    <style:style style:name="T20" style:family="text">
      <style:text-properties fo:font-weight="normal" fo:background-color="#ffffff" style:font-name-asian="Courier New" style:font-weight-asian="normal" style:font-weight-complex="normal"/>
    </style:style>
    <style:style style:name="T21" style:family="text">
      <style:text-properties fo:font-weight="normal" style:font-name-asian="Times New Roman" style:font-weight-asian="normal" style:font-weight-complex="normal"/>
    </style:style>
    <style:style style:name="T22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Дополнения <text:span text:style-name="T15">5_1</text:span>:</text:p>
      <text:p text:style-name="P1"><text:span text:style-name="T1">IW</text:span><text:span text:style-name="T2"> </text:span><text:span text:style-name="T1">=</text:span></text:p>
      <text:p text:style-name="P11"><text:span text:style-name="T2"><text:s text:c="3"/></text:span><text:span text:style-name="T1">-0.6073</text:span><text:span text:style-name="T2"> <text:s text:c="3"/></text:span><text:span text:style-name="T1">1.2015</text:span><text:span text:style-name="T2"> <text:s text:c="2"/></text:span><text:span text:style-name="T1">-1.0254</text:span><text:span text:style-name="T2"> <text:s text:c="3"/></text:span><text:span text:style-name="T1">1.1577</text:span><text:span text:style-name="T2"> <text:s text:c="2"/></text:span><text:span text:style-name="T1">-0.5477</text:span></text:p>
      <text:p text:style-name="P12"><text:span text:style-name="T16"><text:s text:c="4"/></text:span>0.4047<text:span text:style-name="T16"> <text:s text:c="3"/></text:span>1.2417<text:span text:style-name="T16"> <text:s text:c="3"/></text:span>0.2075<text:span text:style-name="T16"> <text:s text:c="3"/></text:span>0.1712<text:span text:style-name="T16"> <text:s text:c="2"/></text:span>-1.1620</text:p>
      <text:p text:style-name="P12"><text:span text:style-name="T16"><text:s text:c="4"/></text:span>0.6556<text:span text:style-name="T16"> <text:s text:c="3"/></text:span>0.6964<text:span text:style-name="T16"> <text:s text:c="2"/></text:span>-1.0625<text:span text:style-name="T16"> <text:s text:c="2"/></text:span>-0.3130<text:span text:style-name="T16"> <text:s text:c="3"/></text:span>1.6350</text:p>
      <text:p text:style-name="P12"><text:span text:style-name="T16"><text:s text:c="4"/></text:span>0.1799<text:span text:style-name="T16"> <text:s text:c="2"/></text:span>-0.5786<text:span text:style-name="T16"> <text:s text:c="3"/></text:span>0.8650<text:span text:style-name="T16"> <text:s text:c="3"/></text:span>1.1372<text:span text:style-name="T16"> <text:s text:c="2"/></text:span>-1.4793</text:p>
      <text:p text:style-name="P12"><text:span text:style-name="T16"><text:s text:c="3"/></text:span>-1.3633<text:span text:style-name="T16"> <text:s text:c="3"/></text:span>0.4123<text:span text:style-name="T16"> <text:s text:c="3"/></text:span>1.1606<text:span text:style-name="T16"> <text:s text:c="2"/></text:span>-1.0001<text:span text:style-name="T16"> <text:s text:c="3"/></text:span>0.1980</text:p>
      <text:p text:style-name="P12"><text:span text:style-name="T16"><text:s text:c="4"/></text:span>0.4071<text:span text:style-name="T16"> <text:s text:c="2"/></text:span>-0.7792<text:span text:style-name="T16"> <text:s text:c="3"/></text:span>1.4137<text:span text:style-name="T16"> <text:s text:c="2"/></text:span>-0.5330<text:span text:style-name="T16"> <text:s text:c="3"/></text:span>1.0300</text:p>
      <text:p text:style-name="P12"><text:span text:style-name="T16"><text:s text:c="3"/></text:span>-0.6685<text:span text:style-name="T16"> <text:s text:c="2"/></text:span>-1.0654<text:span text:style-name="T16"> <text:s text:c="3"/></text:span>0.1080<text:span text:style-name="T16"> <text:s text:c="3"/></text:span>1.4874<text:span text:style-name="T16"> <text:s text:c="2"/></text:span>-0.4386</text:p>
      <text:p text:style-name="P12"><text:span text:style-name="T16"><text:s text:c="4"/></text:span>1.3232<text:span text:style-name="T16"> <text:s text:c="2"/></text:span>-1.2689<text:span text:style-name="T16"> <text:s text:c="3"/></text:span>0.8917<text:span text:style-name="T16"> <text:s text:c="2"/></text:span>-0.6669<text:span text:style-name="T16"> <text:s text:c="3"/></text:span>0.4951</text:p>
      <text:p text:style-name="P12"/>
      <text:p text:style-name="P1"><text:span text:style-name="T1">b1</text:span><text:span text:style-name="T2"> </text:span><text:span text:style-name="T1">=</text:span></text:p>
      <text:p text:style-name="P11"><text:span text:style-name="T2"><text:s text:c="4"/></text:span><text:span text:style-name="T1">2.1203</text:span></text:p>
      <text:p text:style-name="P12"><text:span text:style-name="T16"><text:s text:c="3"/></text:span>-1.1260</text:p>
      <text:p text:style-name="P12"><text:span text:style-name="T16"><text:s text:c="3"/></text:span>-1.4611</text:p>
      <text:p text:style-name="P12"><text:span text:style-name="T16"><text:s text:c="4"/></text:span>0.2143</text:p>
      <text:p text:style-name="P12"><text:span text:style-name="T16"><text:s text:c="3"/></text:span>-0.1450</text:p>
      <text:p text:style-name="P12"><text:span text:style-name="T16"><text:s text:c="3"/></text:span>-1.4328</text:p>
      <text:p text:style-name="P12"><text:span text:style-name="T16"><text:s text:c="3"/></text:span>-1.0653</text:p>
      <text:p text:style-name="P12"><text:span text:style-name="T16"><text:s text:c="4"/></text:span>1.9223</text:p>
      <text:p text:style-name="P12"/>
      <text:p text:style-name="P1"><text:span text:style-name="T1">LW</text:span><text:span text:style-name="T2"> </text:span><text:span text:style-name="T1">=</text:span><text:span text:style-name="T2"> </text:span><text:span text:style-name="T1">-0.0193</text:span><text:span text:style-name="T2"> <text:s text:c="3"/></text:span><text:span text:style-name="T1">0.5768</text:span><text:span text:style-name="T2"> <text:s text:c="2"/></text:span><text:span text:style-name="T1">-0.4318</text:span><text:span text:style-name="T2"> <text:s text:c="2"/></text:span><text:span text:style-name="T1">-0.2737</text:span><text:span text:style-name="T2"> <text:s text:c="2"/></text:span><text:span text:style-name="T1">-1.1355</text:span><text:span text:style-name="T2"> <text:s text:c="3"/></text:span><text:span text:style-name="T1">0.5084</text:span><text:span text:style-name="T2"> <text:s text:c="2"/></text:span><text:span text:style-name="T1">-0.5932</text:span><text:span text:style-name="T2"> <text:s text:c="3"/></text:span><text:span text:style-name="T1">0.6706</text:span></text:p>
      <text:p text:style-name="P1"><text:span text:style-name="T2">b2 </text:span><text:span text:style-name="T1">=</text:span><text:span text:style-name="T2"> </text:span><text:span text:style-name="T1">-0.6655</text:span></text:p>
      <text:p text:style-name="P2"><text:span text:style-name="T17"/></text:p>
      <text:p text:style-name="P2"><text:span text:style-name="T17">Дополнения </text:span><text:span text:style-name="T18">5_2</text:span><text:span text:style-name="T17">:</text:span></text:p>
      <text:p text:style-name="P14"><text:span text:style-name="T7">IW</text:span><text:span text:style-name="T8"> </text:span><text:span text:style-name="T7">=</text:span><text:span text:style-name="T8"> </text:span></text:p>
      <text:p text:style-name="P16"><text:span text:style-name="T8"><text:s/></text:span><text:span text:style-name="T8"><text:s text:c="3"/></text:span><text:span text:style-name="T7">4.6595</text:span><text:span text:style-name="T8"> <text:s text:c="2"/></text:span><text:span text:style-name="T7">-3.6161</text:span><text:span text:style-name="T8"> <text:s text:c="2"/></text:span><text:span text:style-name="T7">-6.0191</text:span><text:span text:style-name="T8"> <text:s text:c="3"/></text:span><text:span text:style-name="T7">8.6517</text:span><text:span text:style-name="T8"> <text:s text:c="2"/></text:span><text:span text:style-name="T7">-3.9403</text:span></text:p>
      <text:p text:style-name="P17"><text:span text:style-name="T16"><text:s text:c="4"/></text:span>2.8066<text:span text:style-name="T16"> <text:s text:c="2"/></text:span>-6.8533<text:span text:style-name="T16"> <text:s text:c="2"/></text:span>-4.1435<text:span text:style-name="T16"> <text:s text:c="3"/></text:span>2.9836<text:span text:style-name="T16"> <text:s text:c="3"/></text:span>4.9688</text:p>
      <text:p text:style-name="P16"><text:span text:style-name="T8"><text:s text:c="3"/></text:span><text:span text:style-name="T7">10.2052</text:span><text:span text:style-name="T8"> <text:s/></text:span><text:span text:style-name="T7">-18.5013</text:span><text:span text:style-name="T8"> <text:s text:c="2"/></text:span><text:span text:style-name="T7">-0.7216</text:span><text:span text:style-name="T8"> <text:s text:c="3"/></text:span><text:span text:style-name="T7">6.8841</text:span><text:span text:style-name="T8"> <text:s text:c="3"/></text:span><text:span text:style-name="T7">2.1010</text:span></text:p>
      <text:p text:style-name="P17"><text:span text:style-name="T16"><text:s text:c="2"/></text:span>-11.8477<text:span text:style-name="T16"> <text:s text:c="2"/></text:span>30.1482<text:span text:style-name="T16"> <text:s/></text:span>-19.2966<text:span text:style-name="T16"> <text:s text:c="2"/></text:span>-2.3131<text:span text:style-name="T16"> <text:s text:c="3"/></text:span>3.0150</text:p>
      <text:p text:style-name="P17"><text:span text:style-name="T16"><text:s text:c="2"/></text:span>-25.7082<text:span text:style-name="T16"> <text:s text:c="3"/></text:span>7.9227<text:span text:style-name="T16"> <text:s text:c="2"/></text:span>25.8687<text:span text:style-name="T16"> <text:s text:c="2"/></text:span>13.5433<text:span text:style-name="T16"> <text:s/></text:span>-20.3835</text:p>
      <text:p text:style-name="P17"><text:span text:style-name="T16"><text:s text:c="3"/></text:span>-6.2273<text:span text:style-name="T16"> <text:s text:c="2"/></text:span>10.4231<text:span text:style-name="T16"> <text:s text:c="2"/></text:span>-0.6236<text:span text:style-name="T16"> <text:s text:c="2"/></text:span>-5.7031<text:span text:style-name="T16"> <text:s text:c="3"/></text:span>1.0321</text:p>
      <text:p text:style-name="P17"><text:span text:style-name="T16"><text:s text:c="3"/></text:span>21.7177<text:span text:style-name="T16"> <text:s/></text:span>-31.7261<text:span text:style-name="T16"> <text:s text:c="2"/></text:span>-3.1583<text:span text:style-name="T16"> <text:s text:c="2"/></text:span>24.1509<text:span text:style-name="T16"> <text:s/></text:span>-10.7002</text:p>
      <text:p text:style-name="P17"><text:span text:style-name="T16"><text:s text:c="3"/></text:span>16.2762<text:span text:style-name="T16"> <text:s/></text:span>-29.3199<text:span text:style-name="T16"> <text:s text:c="2"/></text:span>17.8582<text:span text:style-name="T16"> <text:s/></text:span>-19.4054<text:span text:style-name="T16"> <text:s text:c="2"/></text:span>14.5719</text:p>
      <text:p text:style-name="P14"><text:span text:style-name="T7">b1</text:span><text:span text:style-name="T8"> </text:span><text:span text:style-name="T7">=</text:span><text:span text:style-name="T8"> </text:span></text:p>
      <text:p text:style-name="P18"><text:span text:style-name="T16"><text:s text:c="3"/></text:span>-0.4983</text:p>
      <text:p text:style-name="P18"><text:span text:style-name="T16"><text:s text:c="3"/></text:span>-2.0126</text:p>
      <text:p text:style-name="P18"><text:span text:style-name="T16"><text:s text:c="4"/></text:span>1.5769</text:p>
      <text:p text:style-name="P18"><text:span text:style-name="T16"><text:s text:c="3"/></text:span>-0.8222</text:p>
      <text:p text:style-name="P18"><text:span text:style-name="T16"><text:s text:c="4"/></text:span>1.8641</text:p>
      <text:p text:style-name="P18"><text:span text:style-name="T16"><text:s text:c="3"/></text:span>-0.3710</text:p>
      <text:p text:style-name="P18"><text:span text:style-name="T16"><text:s text:c="4"/></text:span>1.4059</text:p>
      <text:p text:style-name="P18"><text:span text:style-name="T16"><text:s text:c="4"/></text:span>2.3184</text:p>
      <text:p text:style-name="P15">LW<text:span text:style-name="T16"> </text:span>=<text:span text:style-name="T16"> Columns 1 through 40</text:span></text:p>
      <text:p text:style-name="P18"><text:span text:style-name="T16"><text:s text:c="3"/></text:span>-8.8597<text:span text:style-name="T16"> <text:s/></text:span>-20.8292<text:span text:style-name="T16"> <text:s text:c="2"/></text:span>12.6566<text:span text:style-name="T16"> <text:s/></text:span>-17.8186<text:span text:style-name="T16"> <text:s text:c="2"/></text:span>-2.1927<text:span text:style-name="T16"> <text:s text:c="2"/></text:span>20.9408<text:span text:style-name="T16"> <text:s text:c="2"/></text:span>32.4246<text:span text:style-name="T16"> <text:s/></text:span>-44.2922</text:p>
      <text:p text:style-name="P18"><text:span text:style-name="T16"><text:s text:c="3"/></text:span>-3.5023<text:span text:style-name="T16"> <text:s text:c="2"/></text:span>-0.2887<text:span text:style-name="T16"> <text:s/></text:span>-11.3928<text:span text:style-name="T16"> <text:s/></text:span>-26.5265<text:span text:style-name="T16"> <text:s text:c="3"/></text:span>2.6171<text:span text:style-name="T16"> <text:s/></text:span>-20.3808<text:span text:style-name="T16"> <text:s text:c="2"/></text:span>-5.4506<text:span text:style-name="T16"> <text:s/></text:span>-13.1967</text:p>
      <text:p text:style-name="P18"><text:span text:style-name="T16"><text:s text:c="3"/></text:span>-2.7045<text:span text:style-name="T16"> <text:s text:c="2"/></text:span>-0.3601<text:span text:style-name="T16"> <text:s text:c="2"/></text:span>11.4562<text:span text:style-name="T16"> <text:s/></text:span>-20.7040<text:span text:style-name="T16"> <text:s text:c="2"/></text:span>-4.5785<text:span text:style-name="T16"> <text:s/></text:span>-10.1496<text:span text:style-name="T16"> <text:s/></text:span>-18.2443<text:span text:style-name="T16"> <text:s text:c="2"/></text:span>-1.5203</text:p>
      <text:p text:style-name="P18"><text:span text:style-name="T16"><text:s text:c="3"/></text:span>17.8758<text:span text:style-name="T16"> <text:s text:c="2"/></text:span>-3.3464<text:span text:style-name="T16"> <text:s text:c="3"/></text:span>7.2230<text:span text:style-name="T16"> <text:s/></text:span>-13.4214<text:span text:style-name="T16"> <text:s text:c="3"/></text:span>2.6443<text:span text:style-name="T16"> <text:s text:c="2"/></text:span>-6.8535<text:span text:style-name="T16"> <text:s/></text:span>-26.1198<text:span text:style-name="T16"> <text:s text:c="3"/></text:span>6.1798</text:p>
      <text:p text:style-name="P16"><text:span text:style-name="T9"><text:s text:c="3"/></text:span><text:span text:style-name="T7">33.2990</text:span><text:span text:style-name="T8"> <text:s/></text:span><text:span text:style-name="T7">-11.0040</text:span><text:span text:style-name="T8"> <text:s text:c="3"/></text:span><text:span text:style-name="T7">9.7966</text:span><text:span text:style-name="T8"> <text:s text:c="3"/></text:span><text:span text:style-name="T7">5.6798</text:span><text:span text:style-name="T8"> <text:s text:c="2"/></text:span><text:span text:style-name="T7">-1.9053</text:span><text:span text:style-name="T8"> <text:s text:c="2"/></text:span><text:span text:style-name="T7">17.8016</text:span><text:span text:style-name="T8"> <text:s/></text:span><text:span text:style-name="T7">-28.0138</text:span><text:span text:style-name="T8"> <text:s text:c="2"/></text:span><text:span text:style-name="T7">21.1632</text:span></text:p>
      <text:p text:style-name="P14"><text:span text:style-name="T7"/></text:p>
      <text:p text:style-name="P14"><text:span text:style-name="T7">b2</text:span><text:span text:style-name="T8"> </text:span><text:span text:style-name="T7">=</text:span><text:span text:style-name="T8"> </text:span><text:span text:style-name="T6">-18.6075</text:span></text:p>
      <text:p text:style-name="P14"><text:span text:style-name="T6"/></text:p>
      <text:p text:style-name="P2"><text:span text:style-name="T17">Дополнения </text:span><text:span text:style-name="T18">5_3</text:span><text:span text:style-name="T17">:</text:span></text:p>
      <text:p text:style-name="P1"><text:span text:style-name="T1">IW</text:span><text:span text:style-name="T2"> </text:span><text:span text:style-name="T1">=</text:span><text:span text:style-name="T2"> </text:span></text:p>
      <text:p text:style-name="P13"><text:span text:style-name="T16"><text:s text:c="4"/></text:span>0.1011<text:span text:style-name="T16"> <text:s text:c="2"/></text:span>-0.4254<text:span text:style-name="T16"> <text:s text:c="3"/></text:span>0.4652<text:span text:style-name="T16"> <text:s text:c="3"/></text:span>0.2695<text:span text:style-name="T16"> <text:s text:c="2"/></text:span>-0.3969</text:p>
      <text:p text:style-name="P13"><text:span text:style-name="T16"><text:s text:c="4"/></text:span>0.3739<text:span text:style-name="T16"> <text:s text:c="3"/></text:span>1.7439<text:span text:style-name="T16"> <text:s text:c="3"/></text:span>1.4801<text:span text:style-name="T16"> <text:s text:c="3"/></text:span>0.7307<text:span text:style-name="T16"> <text:s text:c="3"/></text:span>0.0944</text:p>
      <text:p text:style-name="P13"><text:span text:style-name="T16"><text:s text:c="3"/></text:span>-0.5616<text:span text:style-name="T16"> <text:s text:c="3"/></text:span>1.5680<text:span text:style-name="T16"> <text:s text:c="3"/></text:span>1.8588<text:span text:style-name="T16"> <text:s text:c="2"/></text:span>-0.2178<text:span text:style-name="T16"> <text:s text:c="2"/></text:span>-0.6191</text:p>
      <text:p text:style-name="P13"><text:span text:style-name="T16"><text:s text:c="4"/></text:span>0.6024<text:span text:style-name="T16"> <text:s text:c="2"/></text:span>-0.4538<text:span text:style-name="T16"> <text:s text:c="2"/></text:span>-0.1646<text:span text:style-name="T16"> <text:s text:c="2"/></text:span>-0.7787<text:span text:style-name="T16"> <text:s text:c="3"/></text:span>0.7758</text:p>
      <text:p text:style-name="P13"><text:span text:style-name="T16"><text:s text:c="4"/></text:span>1.6742<text:span text:style-name="T16"> <text:s text:c="2"/></text:span>-0.2887<text:span text:style-name="T16"> <text:s text:c="3"/></text:span>0.1705<text:span text:style-name="T16"> <text:s text:c="2"/></text:span>-0.6055<text:span text:style-name="T16"> <text:s text:c="3"/></text:span>0.0840</text:p>
      <text:p text:style-name="P13"><text:span text:style-name="T16"><text:s text:c="4"/></text:span>0.2750<text:span text:style-name="T16"> <text:s text:c="2"/></text:span>-1.9524<text:span text:style-name="T16"> <text:s text:c="2"/></text:span>-0.2933<text:span text:style-name="T16"> <text:s text:c="2"/></text:span>-1.0590<text:span text:style-name="T16"> <text:s text:c="3"/></text:span>0.9480</text:p>
      <text:p text:style-name="P13"><text:span text:style-name="T16"><text:s text:c="4"/></text:span>1.2485<text:span text:style-name="T16"> <text:s text:c="2"/></text:span>-0.7571<text:span text:style-name="T16"> <text:s text:c="2"/></text:span>-0.1555<text:span text:style-name="T16"> <text:s text:c="3"/></text:span>0.7979<text:span text:style-name="T16"> <text:s text:c="2"/></text:span>-0.3361</text:p>
      <text:p text:style-name="P13"><text:span text:style-name="T16"><text:s text:c="3"/></text:span>-0.8318<text:span text:style-name="T16"> <text:s text:c="2"/></text:span>-0.7427<text:span text:style-name="T16"> <text:s text:c="3"/></text:span>0.2846<text:span text:style-name="T16"> <text:s text:c="3"/></text:span>0.8215<text:span text:style-name="T16"> <text:s text:c="2"/></text:span>-0.2938</text:p>
      <text:p text:style-name="P13"><text:span text:style-name="T16"><text:s text:c="4"/></text:span>0.7583<text:span text:style-name="T16"> <text:s text:c="2"/></text:span>-0.4170<text:span text:style-name="T16"> <text:s text:c="3"/></text:span>0.3091<text:span text:style-name="T16"> <text:s text:c="2"/></text:span>-0.4653<text:span text:style-name="T16"> <text:s text:c="3"/></text:span>0.3978</text:p>
      <text:p text:style-name="P13"><text:span text:style-name="T16"><text:s text:c="4"/></text:span>1.6954<text:span text:style-name="T16"> <text:s text:c="2"/></text:span>-0.6028<text:span text:style-name="T16"> <text:s text:c="2"/></text:span>-0.8803<text:span text:style-name="T16"> <text:s text:c="3"/></text:span>0.7224<text:span text:style-name="T16"> <text:s text:c="3"/></text:span>0.1038</text:p>
      <text:p text:style-name="P1"><text:span text:style-name="T1">b1</text:span><text:span text:style-name="T2"> </text:span><text:span text:style-name="T1">=</text:span><text:span text:style-name="T2"> </text:span><text:span text:style-name="T9">Columns 1 through 12</text:span></text:p>
      <text:p text:style-name="P3"><text:tab/>0.0087<text:span text:style-name="T16"><text:tab/></text:span>-0.3806<text:span text:style-name="T16"><text:tab/></text:span>1.3844<text:span text:style-name="T16"><text:tab/><text:tab/></text:span>0.0288<text:tab/><text:tab/><text:span text:style-name="T16"> </text:span>1.0316<text:span text:style-name="T16"><text:tab/></text:span>-1.4580</text:p>
      <text:p text:style-name="P3"><text:span text:style-name="T16"><text:tab/></text:span>0.0359<text:span text:style-name="T16"> <text:s/><text:tab/></text:span>-0.5929<text:tab/>-0.0263<text:tab/>2.1983</text:p>
      <text:p text:style-name="P1"><text:span text:style-name="T3"/></text:p>
      <text:p text:style-name="P1"><text:span text:style-name="T3">LW</text:span><text:span text:style-name="T4"> </text:span><text:span text:style-name="T3">=</text:span><text:span text:style-name="T4"> </text:span><text:span text:style-name="T3">6.9598</text:span><text:span text:style-name="T4"> <text:s/></text:span><text:span text:style-name="T3">-0.0155</text:span><text:span text:style-name="T4"> <text:s text:c="2"/></text:span><text:span text:style-name="T3">-1.0947</text:span><text:span text:style-name="T4"> <text:s text:c="2"/></text:span><text:span text:style-name="T3">0.4209</text:span><text:span text:style-name="T4"> <text:s/></text:span><text:span text:style-name="T3">-0.9359</text:span><text:span text:style-name="T4"> </text:span><text:span text:style-name="T3">-1.2615</text:span><text:span text:style-name="T4"> </text:span><text:span text:style-name="T3">-5.0821</text:span><text:span text:style-name="T4"> </text:span><text:span text:style-name="T3">-1.3313</text:span><text:span text:style-name="T4"> <text:s/></text:span><text:span text:style-name="T1">6.2046</text:span><text:span text:style-name="T2"> <text:s/></text:span><text:span text:style-name="T1">0.8860</text:span></text:p>
      <text:p text:style-name="P1"><text:span text:style-name="T1">b</text:span><text:span text:style-name="T5">2 = -0.7485</text:span></text:p>
      <text:p text:style-name="P7"><text:span text:style-name="T17">Дополнения </text:span><text:span text:style-name="T18">6_2</text:span><text:span text:style-name="T17">:</text:span></text:p>
      <text:p text:style-name="P14"><text:span text:style-name="T7">IW</text:span><text:span text:style-name="T8"> </text:span><text:span text:style-name="T7">=</text:span><text:span text:style-name="T8"> </text:span></text:p>
      <text:p text:style-name="P17"><text:span text:style-name="T16"><text:s text:c="4"/></text:span>0.0918</text:p>
      <text:p text:style-name="P17"><text:span text:style-name="T16"><text:s text:c="4"/></text:span>0.0836</text:p>
      <text:p text:style-name="P17"><text:span text:style-name="T16"><text:s text:c="4"/></text:span>0.6202</text:p>
      <text:p text:style-name="P17"><text:span text:style-name="T16"><text:s text:c="3"/></text:span>-0.7387</text:p>
      <text:p text:style-name="P17"><text:span text:style-name="T16"><text:s text:c="3"/></text:span>-0.0706</text:p>
      <text:p text:style-name="P17"><text:span text:style-name="T16"><text:s text:c="3"/></text:span>-0.2660</text:p>
      <text:p text:style-name="P17"><text:span text:style-name="T16"><text:s text:c="4"/></text:span>0.1947</text:p>
      <text:p text:style-name="P17"><text:span text:style-name="T16"><text:s text:c="3"/></text:span>-0.2630</text:p>
      <text:p text:style-name="P17"><text:span text:style-name="T16"><text:s text:c="4"/></text:span>0.0199</text:p>
      <text:p text:style-name="P17"><text:span text:style-name="T16"><text:s text:c="3"/></text:span>-0.1433</text:p>
      <text:p text:style-name="P17"><text:span text:style-name="T16"><text:s text:c="4"/></text:span>1.0304</text:p>
      <text:p text:style-name="P17"><text:span text:style-name="T16"><text:s text:c="4"/></text:span>0.0728</text:p>
      <text:p text:style-name="P17"><text:span text:style-name="T16"><text:s text:c="4"/></text:span>1.2540</text:p>
      <text:p text:style-name="P17"><text:span text:style-name="T16"><text:s text:c="4"/></text:span>0.1819</text:p>
      <text:p text:style-name="P16"><text:span text:style-name="T8"><text:s/></text:span><text:span text:style-name="T8"><text:s text:c="3"/></text:span></text:p>
      <text:p text:style-name="P14"><text:span text:style-name="T7">b1</text:span><text:span text:style-name="T8"> </text:span><text:span text:style-name="T7">=</text:span><text:span text:style-name="T8"> </text:span></text:p>
      <text:p text:style-name="P17"><text:span text:style-name="T16"><text:s text:c="3"/></text:span>-1.5436</text:p>
      <text:p text:style-name="P17"><text:span text:style-name="T16"><text:s text:c="3"/></text:span>-1.2690</text:p>
      <text:p text:style-name="P17"><text:span text:style-name="T16"><text:s text:c="4"/></text:span>1.0250</text:p>
      <text:p text:style-name="P17"><text:span text:style-name="T16"><text:s text:c="3"/></text:span>-0.8211</text:p>
      <text:p text:style-name="P17"><text:span text:style-name="T16"><text:s text:c="4"/></text:span>0.4993</text:p>
      <text:p text:style-name="P16"><text:span text:style-name="T8"><text:s text:c="4"/></text:span><text:span text:style-name="T7">0.4625</text:span></text:p>
      <text:p text:style-name="P17"><text:span text:style-name="T16"><text:s text:c="3"/></text:span>-0.0182</text:p>
      <text:p text:style-name="P17"><text:span text:style-name="T16"><text:s text:c="3"/></text:span>-0.0064</text:p>
      <text:p text:style-name="P17"><text:span text:style-name="T16"><text:s text:c="3"/></text:span>-0.4077</text:p>
      <text:p text:style-name="P17"><text:span text:style-name="T16"><text:s text:c="3"/></text:span>-0.6783</text:p>
      <text:p text:style-name="P17"><text:span text:style-name="T16"><text:s text:c="4"/></text:span>0.7458</text:p>
      <text:p text:style-name="P17"><text:span text:style-name="T16"><text:s text:c="4"/></text:span>1.0533</text:p>
      <text:p text:style-name="P17"><text:span text:style-name="T16"><text:s text:c="4"/></text:span>1.1311</text:p>
      <text:p text:style-name="P17"><text:span text:style-name="T16"><text:s text:c="4"/></text:span>1.4150</text:p>
      <text:p text:style-name="P17"/>
      <text:p text:style-name="P14"><text:span text:style-name="T10">LW</text:span><text:span text:style-name="T9"> </text:span><text:span text:style-name="T10">=</text:span><text:span text:style-name="T9"> </text:span><text:span text:style-name="T10">Columns</text:span><text:span text:style-name="T9"> </text:span><text:span text:style-name="T10">1</text:span><text:span text:style-name="T9"> </text:span><text:span text:style-name="T10">through</text:span><text:span text:style-name="T9"> 14</text:span></text:p>
      <text:p text:style-name="P15"><text:tab/>-0.4262<text:span text:style-name="T16"> <text:s text:c="2"/></text:span>-0.2769<text:span text:style-name="T16"> <text:s text:c="3"/></text:span>0.0476<text:span text:style-name="T16"> <text:s text:c="2"/></text:span>-0.1576<text:span text:style-name="T16"> <text:s text:c="2"/></text:span>-0.2764<text:span text:style-name="T16"> <text:s text:c="2"/></text:span>-0.3855<text:span text:style-name="T16"> <text:s text:c="3"/></text:span>0.7376<text:span text:style-name="T16"> <text:s text:c="2"/></text:span>-0.4205</text:p>
      <text:p text:style-name="P14"><text:span text:style-name="T9"><text:tab/></text:span><text:span text:style-name="T7">-0.0466</text:span><text:span text:style-name="T8"> <text:s text:c="3"/></text:span><text:span text:style-name="T7">0.0705</text:span><text:span text:style-name="T8"> <text:s text:c="2"/></text:span><text:span text:style-name="T7">-1.1116</text:span><text:span text:style-name="T8"> <text:s text:c="2"/></text:span><text:span text:style-name="T7">-0.6408</text:span><text:span text:style-name="T8"> <text:s text:c="3"/></text:span><text:span text:style-name="T7">0.2383</text:span><text:span text:style-name="T8"> <text:s text:c="3"/></text:span><text:span text:style-name="T7">0.0166</text:span></text:p>
      <text:p text:style-name="P14"><text:span text:style-name="T7"/></text:p>
      <text:p text:style-name="P14"><text:span text:style-name="T7">b2</text:span><text:span text:style-name="T8"> </text:span><text:span text:style-name="T7">=</text:span><text:span text:style-name="T8"> </text:span><text:span text:style-name="T5">-0.6668</text:span></text:p>
      <text:p text:style-name="P14"><text:span text:style-name="T5"/></text:p>
      <text:p text:style-name="P14"><text:span text:style-name="T5"/></text:p>
      <text:p text:style-name="P8">Дополнения к выводам лабораторных работ 7,8:</text:p>
      <text:p text:style-name="P4">Сети векторного квантования и самоорганизующиеся карты обладают схожими свойствами, поэтому рассмотрим свойства следующих реализаций:</text:p>
      <text:list xml:id="list1566908345" text:style-name="L1">
        <text:list-item>
          <text:p text:style-name="P10">Сети векторного квантования сигналов(простейший алгоритмо кластерного анализа)</text:p>
        </text:list-item>
        <text:list-item>
          <text:p text:style-name="P10">Самоорганизующиеся карты Кохонена (Self-Organising Maps, SOM)</text:p>
        </text:list-item>
        <text:list-item>
          <text:p text:style-name="P10">Сети векторного квантования, обучаемые с учителем (Learning Vector Quantization)</text:p>
        </text:list-item>
      </text:list>
      <text:p text:style-name="P4"/>
      <text:p text:style-name="P4">Сети векторного квантования(LVQ) являются предшественником самоорганизующиxся карт.</text:p>
      <text:p text:style-name="P4"/>
      <text:p text:style-name="P4">Самоорганизующаяся карта Кохонена (Self-organizing map — SOM) — соревновательная нейросеть с обучением без учителя, выполняющая задачу визуализации и кластеризации. Является методом проецирования многомерного пространства в пространство с более низкой размерностью (обычно двумерное), применяется также для решения задач моделирования, прогнозирования и др.</text:p>
      <text:p text:style-name="P4"/>
      <text:p text:style-name="P4">Выходы в сети взаимно запрещают одновременную активизацию нескольких узлов посредством рефлексивных связей. После некоторого времени только один узел в слое будет активным, а именно, тот который соответствующий самому сильному входу. </text:p>
      <text:p text:style-name="P4"><text:span text:style-name="T15"/></text:p>
      <text:p text:style-name="P4"><text:span text:style-name="T15">Применимость</text:span>:</text:p>
      <text:p text:style-name="P4">Сети, где «победитель получает всё», обычно используются в вычислительных моделях мозга, особенно для распределённого принятия решения в коре. Важные примеры включают иерархические модели зрения и модели отборного внимания и признания. Было формально доказано, что операция «Победитель получает всё» в вычислительном отношении сильны по сравнению с другими нелинейными операциями, такими как пороговая обработка.</text:p>
      <text:p text:style-name="P4">*с точки зрения функционального программирования ей соответствует операция reduce.</text:p>
      <text:p text:style-name="P4"/>
      <text:p text:style-name="P4">Разведочный анализ данных. Сеть Кохонена способна распознавать кластеры в данных, а также устанавливать близость классов. Таким образом, пользователь может улучшить свое понимание структуры данных, чтобы затем уточнить нейросетевую модель. Если в данных распознаны классы, то их можно обозначить, после чего сеть сможет решать задачи классификации. Сети Кохонена можно использовать и в тех задачах классификации, где классы уже заданы, - тогда преимущество будет в том, что сеть сможет выявить сходство между различными классами.</text:p>
      <text:p text:style-name="P4"></text:p>
      <text:p text:style-name="P4">Обнаружение новых явлений. Сеть Кохонена распознает кластеры в обучающих данных и относит все данные к тем или иным кластерам. Если после этого сеть встретится с набором данных, непохожим ни на один из известных образцов, то она не сможет классифицировать такой набор и тем самым выявит его новизну.</text:p>
      <text:p text:style-name="P4"/>
      <text:p text:style-name="P4">С точки зрения систем автоматического принятия решений, работа сети Кохонена, в сущности, соответствуют накоплению опыта прецедентов неких событий. В этом смысле использование ее в двухслойной архитектуре примерно соответствует теории бихевиоризма в психологии: агент на этой основе "обучается" прецедентам правильного поведения. Суть использование сети Кохонена сводится к установлению того факта, что опыт событий, описываемых состоянием "детекторов", уже имеется, а сигнал с победившего нейрона передается на соответствующую программу-эффектор. Сеть Кохонена может быть заменена или совмещена с конвенциональными алгоритмами, такими как R-дерево.</text:p>
      <text:p text:style-name="P5"><text:span text:style-name="T21"></text:span></text:p>
      <text:p text:style-name="P9"/>
      <text:p text:style-name="P4">Поиск закономерностей в финансовых рядах </text:p>
      <text:p text:style-name="P4"><text:s text:c="7"/>Известно, что весь теханализ и любая механическая торговая система на его основе использует те или иные закономерности в рядах цен. Успешно торгует только тот, кто знает закономерности рынка. Описанию таких закономерностей посвящены толстые книги, в которых проводятся исследования применения тех или иных индикаторов на различных финансовых рынках. В этом поиске закономерностей могут помочь карты Кохонена, которые могут отобразить все данные сразу с учетом их внутренней схожести в удобном для анализа виде. </text:p>
      <text:p text:style-name="P4"><text:s text:c="7"/>Попробуем ответить на вопрос: "Есть ли закономерности в поведении цены акции РАО ЕЭС России в зависимости от дня недели?" Для этого возьмем данные по акциям РАО ЕЭС России за последние 300 торговых дней. Подадим на вход карты Кохонена размером 50х50 следующие значения: </text:p>
      <text:p text:style-name="P4"><text:s text:c="7"/>- день недели </text:p>
      <text:p text:style-name="P4"><text:s text:c="7"/>- тип свечи в текущий день, </text:p>
      <text:p text:style-name="P4"><text:s text:c="7"/>- тип свечи в предыдущий день </text:p>
      <text:p text:style-name="P4"><text:s text:c="7"/>День недели кодируется числом от 1 (понедельник) до 7 (воскресенье). Тип японской свечи кодируется числом от -5 до +5, как показано на рисунке. </text:p>
      <text:p text:style-name="P4"><text:s text:c="6"/>Посмотрим на карту частот. Во-первых все точки расположены неравномерно, а во-вторых присутствуют нейроны-кластеры (ярко красные точки). Понятно, что наличие таких кластеров объясняется дискретностью входных значений. </text:p>
      <text:p text:style-name="P4"><text:s text:c="8"/>Попытаемся определить какую-либо закономерность в этих данных, позволяющую спрогнозировать тип свечи в текущий день на основе информации о дне недели и типе свечи в предыдущий день. Для этого исследуем все кластеры на карте частот и определим число выпадения определенного типа свечи (например, черной с обеими тенями) в определенный день недели. </text:p>
      <text:p text:style-name="P4"><text:s text:c="6"/>После просмотра всех дней недели, мы выделили пятницу. Если в пятницу была белая свеча 2-го типа, то в 15 случаях в понедельник наблюдается черная свеча и только в 5 случаях - белая. Соотношение 15:5 является хорошим результатом и показывает неочевидную закономерность в исследуемом ряде данных - в 75% случаев белая свечка в пятницу приводит к черной свечке в понедельник! </text:p>
      <text:p text:style-name="P4"><text:s text:c="6"/>Карта Кохонена в этом примере сыграла роль "разведчика" данных позволившего определить интересную закономерность в анализируемом ряде, которая дает гарантированную прибыль в торговле! При увеличении числа входов можно получать другие интересные закономерности, которые позволяют прогнозировать дальнейшее поведение цен.</text:p>
      <text:p text:style-name="P4"></text:p>
      <text:p text:style-name="P5"><text:span text:style-name="T2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2-01-17T00:41:52</meta:creation-date>
    <dc:date>2012-01-17T02:22:06</dc:date>
    <dc:creator>Oleg Baskakov</dc:creator>
    <meta:editing-duration>PT1H40M14S</meta:editing-duration>
    <meta:editing-cycles>2</meta:editing-cycles>
    <meta:generator>LibreOffice/3.4$Unix LibreOffice_project/340m1$Build-402</meta:generator>
    <meta:document-statistic meta:table-count="0" meta:image-count="0" meta:object-count="0" meta:page-count="4" meta:paragraph-count="129" meta:word-count="1022" meta:character-count="8187" meta:non-whitespace-character-count="6552"/>
  </office:meta>
</office:document-meta>
</file>